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bf01" officeooo:paragraph-rsid="0003bf01"/>
    </style:style>
    <style:style style:name="P2" style:family="paragraph" style:parent-style-name="Standard">
      <style:text-properties style:font-name="Arial" officeooo:rsid="0003bf01" officeooo:paragraph-rsid="00055e63"/>
    </style:style>
    <style:style style:name="P3" style:family="paragraph" style:parent-style-name="Standard">
      <style:text-properties style:font-name="Arial" officeooo:rsid="0003bf01" officeooo:paragraph-rsid="000675f1"/>
    </style:style>
    <style:style style:name="P4" style:family="paragraph" style:parent-style-name="Standard">
      <style:text-properties style:font-name="Arial" officeooo:rsid="0003bf01" officeooo:paragraph-rsid="00082b29"/>
    </style:style>
    <style:style style:name="P5" style:family="paragraph" style:parent-style-name="Standard">
      <style:text-properties style:font-name="Arial" officeooo:rsid="00055e63" officeooo:paragraph-rsid="00055e63"/>
    </style:style>
    <style:style style:name="P6" style:family="paragraph" style:parent-style-name="Standard">
      <style:text-properties style:font-name="Arial" officeooo:rsid="00055e63" officeooo:paragraph-rsid="000675f1"/>
    </style:style>
    <style:style style:name="P7" style:family="paragraph" style:parent-style-name="Standard">
      <style:text-properties style:font-name="Arial" officeooo:rsid="00055e63" officeooo:paragraph-rsid="00082b29"/>
    </style:style>
    <style:style style:name="P8" style:family="paragraph" style:parent-style-name="Standard">
      <style:text-properties style:font-name="Arial" officeooo:rsid="000675f1" officeooo:paragraph-rsid="000675f1"/>
    </style:style>
    <style:style style:name="P9" style:family="paragraph" style:parent-style-name="Standard">
      <style:text-properties style:font-name="Arial" officeooo:rsid="00082b29" officeooo:paragraph-rsid="00082b29"/>
    </style:style>
    <style:style style:name="P10" style:family="paragraph" style:parent-style-name="Standard">
      <style:text-properties style:font-name="Arial" fo:font-weight="bold" officeooo:rsid="0003bf01" officeooo:paragraph-rsid="0003bf01" style:font-weight-asian="bold" style:font-weight-complex="bold"/>
    </style:style>
    <style:style style:name="P11" style:family="paragraph" style:parent-style-name="Standard">
      <style:text-properties style:font-name="Arial" fo:font-weight="bold" officeooo:rsid="00055e63" officeooo:paragraph-rsid="00055e63" style:font-weight-asian="bold" style:font-weight-complex="bold"/>
    </style:style>
    <style:style style:name="P12" style:family="paragraph" style:parent-style-name="Standard">
      <style:text-properties style:font-name="Arial" fo:font-weight="bold" officeooo:rsid="00055e63" officeooo:paragraph-rsid="000675f1" style:font-weight-asian="bold" style:font-weight-complex="bold"/>
    </style:style>
    <style:style style:name="P13" style:family="paragraph" style:parent-style-name="Standard">
      <style:text-properties style:font-name="Arial" fo:font-weight="bold" officeooo:rsid="00055e63" officeooo:paragraph-rsid="00082b29" style:font-weight-asian="bold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Arial" fo:font-size="14pt" fo:font-weight="bold" officeooo:rsid="0003bf01" officeooo:paragraph-rsid="0003bf01" style:font-size-asian="14pt" style:font-weight-asian="bold" style:font-size-complex="14pt" style:font-weight-complex="bold"/>
    </style:style>
    <style:style style:name="T1" style:family="text">
      <style:text-properties officeooo:rsid="00055e63"/>
    </style:style>
    <style:style style:name="T2" style:family="text">
      <style:text-properties officeooo:rsid="000675f1"/>
    </style:style>
    <style:style style:name="T3" style:family="text">
      <style:text-properties officeooo:rsid="00082b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strutura do site</text:p>
      <text:p text:style-name="P1"/>
      <text:p text:style-name="P10">Página “Home”</text:p>
      <text:p text:style-name="P1"/>
      <text:p text:style-name="P1">Primeira linha:</text:p>
      <text:p text:style-name="P1">Logo e nome</text:p>
      <text:p text:style-name="P1">Widgets para redes sociais</text:p>
      <text:p text:style-name="P1">Campo “Buscar”</text:p>
      <text:p text:style-name="P1"/>
      <text:p text:style-name="P1">Segunda linha – barra de menu:</text:p>
      <text:p text:style-name="P5">Home</text:p>
      <text:p text:style-name="P1">Quem somos</text:p>
      <text:p text:style-name="P1">Notícias</text:p>
      <text:p text:style-name="P1">Regulamento</text:p>
      <text:p text:style-name="P1">Nossos destinos</text:p>
      <text:p text:style-name="P1">Nossa frota</text:p>
      <text:p text:style-name="P1">Voe conosco</text:p>
      <text:p text:style-name="P1">Contato</text:p>
      <text:p text:style-name="P1">Login</text:p>
      <text:p text:style-name="P1"/>
      <text:p text:style-name="P1">Terceira linha – Carrossel de imagens:</text:p>
      <text:p text:style-name="P1">Links para páginas e notícias</text:p>
      <text:p text:style-name="P1"/>
      <text:p text:style-name="P1">Quarta linha – Carrossel de páginas:</text:p>
      <text:p text:style-name="P1">Links para páginas</text:p>
      <text:p text:style-name="P1"/>
      <text:p text:style-name="P1">Quinta linha – Dados do site:</text:p>
      <text:p text:style-name="P1">Informações de copyright, webmaster e contato</text:p>
      <text:p text:style-name="P1"/>
      <text:p text:style-name="P11">Página “Quem Somos”</text:p>
      <text:p text:style-name="P5"/>
      <text:p text:style-name="P2">Primeira linha:</text:p>
      <text:p text:style-name="P2">Logo e nome</text:p>
      <text:p text:style-name="P2">Widgets para redes sociais</text:p>
      <text:p text:style-name="P2">Campo “Buscar”</text:p>
      <text:p text:style-name="P2"/>
      <text:p text:style-name="P2">Segunda linha – barra de menu:</text:p>
      <text:p text:style-name="P5">Home</text:p>
      <text:p text:style-name="P2">Quem somos</text:p>
      <text:p text:style-name="P2">Notícias</text:p>
      <text:p text:style-name="P2">Regulamento</text:p>
      <text:p text:style-name="P2">Nossos destinos</text:p>
      <text:p text:style-name="P2">Nossa frota</text:p>
      <text:p text:style-name="P2">Voe conosco</text:p>
      <text:p text:style-name="P2">Contato</text:p>
      <text:p text:style-name="P2">Login</text:p>
      <text:p text:style-name="P2"/>
      <text:p text:style-name="P5">Terceira Linha – Conteúdo:</text:p>
      <text:p text:style-name="P5">Contexto, missão, visão e valores</text:p>
      <text:p text:style-name="P2"/>
      <text:p text:style-name="P2"><text:span text:style-name="T1">Quarta Linha</text:span> – Dados do site:</text:p>
      <text:p text:style-name="P2">Informações de copyright, webmaster e contato</text:p>
      <text:p text:style-name="P11"><text:soft-page-break/>Página “<text:span text:style-name="T2">Notícias</text:span>”</text:p>
      <text:p text:style-name="P5"/>
      <text:p text:style-name="P2">Primeira linha:</text:p>
      <text:p text:style-name="P2">Logo e nome</text:p>
      <text:p text:style-name="P2">Widgets para redes sociais</text:p>
      <text:p text:style-name="P2">Campo “Buscar”</text:p>
      <text:p text:style-name="P2"/>
      <text:p text:style-name="P2">Segunda linha – barra de menu:</text:p>
      <text:p text:style-name="P5">Home</text:p>
      <text:p text:style-name="P2">Quem somos</text:p>
      <text:p text:style-name="P2">Notícias</text:p>
      <text:p text:style-name="P2">Regulamento</text:p>
      <text:p text:style-name="P2">Nossos destinos</text:p>
      <text:p text:style-name="P2">Nossa frota</text:p>
      <text:p text:style-name="P2">Voe conosco</text:p>
      <text:p text:style-name="P2">Contato</text:p>
      <text:p text:style-name="P2">Login</text:p>
      <text:p text:style-name="P2"/>
      <text:p text:style-name="P5">Terceira Linha – Notícias:</text:p>
      <text:p text:style-name="P5">Notícias em formato de blog</text:p>
      <text:p text:style-name="P2"/>
      <text:p text:style-name="P2"><text:span text:style-name="T1">Quarta Linha</text:span> – Dados do site:</text:p>
      <text:p text:style-name="P2">Informações de copyright, webmaster e contato</text:p>
      <text:p text:style-name="P2"/>
      <text:p text:style-name="P12">Página “<text:span text:style-name="T2">Regulamento</text:span>”</text:p>
      <text:p text:style-name="P6"/>
      <text:p text:style-name="P3">Primeira linha:</text:p>
      <text:p text:style-name="P3">Logo e nome</text:p>
      <text:p text:style-name="P3">Widgets para redes sociais</text:p>
      <text:p text:style-name="P3">Campo “Buscar”</text:p>
      <text:p text:style-name="P3"/>
      <text:p text:style-name="P3">Segunda linha – barra de menu:</text:p>
      <text:p text:style-name="P6">Home</text:p>
      <text:p text:style-name="P3">Quem somos</text:p>
      <text:p text:style-name="P3">Notícias</text:p>
      <text:p text:style-name="P3">Regulamento</text:p>
      <text:p text:style-name="P3">Nossos destinos</text:p>
      <text:p text:style-name="P3">Nossa frota</text:p>
      <text:p text:style-name="P3">Voe conosco</text:p>
      <text:p text:style-name="P3">Contato</text:p>
      <text:p text:style-name="P3">Login</text:p>
      <text:p text:style-name="P3"/>
      <text:p text:style-name="P6">Terceira Linha – <text:span text:style-name="T2">Regulamento</text:span>:</text:p>
      <text:p text:style-name="P8">Regulamento para voar na companhia</text:p>
      <text:p text:style-name="P3"/>
      <text:p text:style-name="P3"><text:span text:style-name="T1">Quarta Linha</text:span> – Dados do site:</text:p>
      <text:p text:style-name="P3">Informações de copyright, webmaster e contato</text:p>
      <text:p text:style-name="P3"/>
      <text:p text:style-name="P12">Página “<text:span text:style-name="T2">Nossos destinos</text:span>”</text:p>
      <text:p text:style-name="P6"/>
      <text:p text:style-name="P3">Primeira linha:</text:p>
      <text:p text:style-name="P3">Logo e nome</text:p>
      <text:p text:style-name="P3"><text:soft-page-break/>Widgets para redes sociais</text:p>
      <text:p text:style-name="P3">Campo “Buscar”</text:p>
      <text:p text:style-name="P3"/>
      <text:p text:style-name="P3">Segunda linha – barra de menu:</text:p>
      <text:p text:style-name="P6">Home</text:p>
      <text:p text:style-name="P3">Quem somos</text:p>
      <text:p text:style-name="P3">Notícias</text:p>
      <text:p text:style-name="P3">Regulamento</text:p>
      <text:p text:style-name="P3">Nossos destinos</text:p>
      <text:p text:style-name="P3">Nossa frota</text:p>
      <text:p text:style-name="P3">Voe conosco</text:p>
      <text:p text:style-name="P3">Contato</text:p>
      <text:p text:style-name="P3">Login</text:p>
      <text:p text:style-name="P3"/>
      <text:p text:style-name="P6">Terceira Linha – <text:span text:style-name="T2">Nossos destinos</text:span>:</text:p>
      <text:p text:style-name="P8">Cartões com imagens das cidades de destino</text:p>
      <text:p text:style-name="P3"/>
      <text:p text:style-name="P3"><text:span text:style-name="T1">Quarta Linha</text:span> – Dados do site:</text:p>
      <text:p text:style-name="P3">Informações de copyright, webmaster e contato</text:p>
      <text:p text:style-name="P3"/>
      <text:p text:style-name="P12">Página “<text:span text:style-name="T2">Nossa Frota</text:span>”</text:p>
      <text:p text:style-name="P6"/>
      <text:p text:style-name="P3">Primeira linha:</text:p>
      <text:p text:style-name="P3">Logo e nome</text:p>
      <text:p text:style-name="P3">Widgets para redes sociais</text:p>
      <text:p text:style-name="P3">Campo “Buscar”</text:p>
      <text:p text:style-name="P3"/>
      <text:p text:style-name="P3">Segunda linha – barra de menu:</text:p>
      <text:p text:style-name="P6">Home</text:p>
      <text:p text:style-name="P3">Quem somos</text:p>
      <text:p text:style-name="P3">Notícias</text:p>
      <text:p text:style-name="P3">Regulamento</text:p>
      <text:p text:style-name="P3">Nossos destinos</text:p>
      <text:p text:style-name="P3">Nossa frota</text:p>
      <text:p text:style-name="P3">Voe conosco</text:p>
      <text:p text:style-name="P3">Contato</text:p>
      <text:p text:style-name="P3">Login</text:p>
      <text:p text:style-name="P3"/>
      <text:p text:style-name="P6">Terceira Linha – <text:span text:style-name="T2">Nossa frota</text:span>:</text:p>
      <text:p text:style-name="P8">Cartões com imagens e dados técnicos das aeronaves utilizadas</text:p>
      <text:p text:style-name="P3"/>
      <text:p text:style-name="P3"><text:span text:style-name="T1">Quarta Linha</text:span> – Dados do site:</text:p>
      <text:p text:style-name="P3">Informações de copyright, webmaster e contato</text:p>
      <text:p text:style-name="P3"/>
      <text:p text:style-name="P12">Página “<text:span text:style-name="T2">Voe Conosco</text:span>”</text:p>
      <text:p text:style-name="P6"/>
      <text:p text:style-name="P3">Primeira linha:</text:p>
      <text:p text:style-name="P3">Logo e nome</text:p>
      <text:p text:style-name="P3">Widgets para redes sociais</text:p>
      <text:p text:style-name="P3">Campo “Buscar”</text:p>
      <text:p text:style-name="P3"/>
      <text:p text:style-name="P3">Segunda linha – barra de menu:</text:p>
      <text:p text:style-name="P6"><text:soft-page-break/>Home</text:p>
      <text:p text:style-name="P3">Quem somos</text:p>
      <text:p text:style-name="P3">Notícias</text:p>
      <text:p text:style-name="P3">Regulamento</text:p>
      <text:p text:style-name="P3">Nossos destinos</text:p>
      <text:p text:style-name="P3">Nossa frota</text:p>
      <text:p text:style-name="P3">Voe conosco</text:p>
      <text:p text:style-name="P3">Contato</text:p>
      <text:p text:style-name="P3">Login</text:p>
      <text:p text:style-name="P3"/>
      <text:p text:style-name="P6">Terceira Linha – <text:span text:style-name="T2">Voe conosco</text:span>:</text:p>
      <text:p text:style-name="P8">Formulário de submissão inicial de informações para cadastro</text:p>
      <text:p text:style-name="P3"/>
      <text:p text:style-name="P3"><text:span text:style-name="T1">Quarta Linha</text:span> – Dados do site:</text:p>
      <text:p text:style-name="P3">Informações de copyright, webmaster e contato</text:p>
      <text:p text:style-name="P3"/>
      <text:p text:style-name="P12">Página “<text:span text:style-name="T3">Contato</text:span>”</text:p>
      <text:p text:style-name="P6"/>
      <text:p text:style-name="P3">Primeira linha:</text:p>
      <text:p text:style-name="P3">Logo e nome</text:p>
      <text:p text:style-name="P3">Widgets para redes sociais</text:p>
      <text:p text:style-name="P3">Campo “Buscar”</text:p>
      <text:p text:style-name="P3"/>
      <text:p text:style-name="P3">Segunda linha – barra de menu:</text:p>
      <text:p text:style-name="P6">Home</text:p>
      <text:p text:style-name="P3">Quem somos</text:p>
      <text:p text:style-name="P3">Notícias</text:p>
      <text:p text:style-name="P3">Regulamento</text:p>
      <text:p text:style-name="P3">Nossos destinos</text:p>
      <text:p text:style-name="P3">Nossa frota</text:p>
      <text:p text:style-name="P3">Voe conosco</text:p>
      <text:p text:style-name="P3">Contato</text:p>
      <text:p text:style-name="P3">Login</text:p>
      <text:p text:style-name="P3"/>
      <text:p text:style-name="P6">Terceira Linha – <text:span text:style-name="T3">Contato</text:span>:</text:p>
      <text:p text:style-name="P9">Contato nas redes sociais e formulário de mensagem</text:p>
      <text:p text:style-name="P3"/>
      <text:p text:style-name="P3"><text:span text:style-name="T1">Quarta Linha</text:span> – Dados do site:</text:p>
      <text:p text:style-name="P3">Informações de copyright, webmaster e contato</text:p>
      <text:p text:style-name="P3"/>
      <text:p text:style-name="P13">Página “<text:span text:style-name="T3">Login</text:span>”</text:p>
      <text:p text:style-name="P7"/>
      <text:p text:style-name="P4">Primeira linha:</text:p>
      <text:p text:style-name="P4">Logo e nome</text:p>
      <text:p text:style-name="P4">Widgets para redes sociais</text:p>
      <text:p text:style-name="P4">Campo “Buscar”</text:p>
      <text:p text:style-name="P4"/>
      <text:p text:style-name="P4">Segunda linha – barra de menu:</text:p>
      <text:p text:style-name="P7">Home</text:p>
      <text:p text:style-name="P4">Quem somos</text:p>
      <text:p text:style-name="P4">Notícias</text:p>
      <text:p text:style-name="P4">Regulamento</text:p>
      <text:p text:style-name="P4"><text:soft-page-break/>Nossos destinos</text:p>
      <text:p text:style-name="P4">Nossa frota</text:p>
      <text:p text:style-name="P4">Voe conosco</text:p>
      <text:p text:style-name="P4">Contato</text:p>
      <text:p text:style-name="P4">Login</text:p>
      <text:p text:style-name="P4"/>
      <text:p text:style-name="P7">Terceira Linha – <text:span text:style-name="T3">Login</text:span>:</text:p>
      <text:p text:style-name="P9">Aba de login para a área do usuário</text:p>
      <text:p text:style-name="P4"/>
      <text:p text:style-name="P4"><text:span text:style-name="T1">Quarta Linha</text:span> – Dados do site:</text:p>
      <text:p text:style-name="P4">Informações de copyright, webmaster e con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39:51.428751947</meta:creation-date>
    <dc:date>2019-03-13T15:35:30.726733130</dc:date>
    <meta:editing-duration>PT4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74" meta:word-count="485" meta:character-count="3131" meta:non-whitespace-character-count="2792"/>
  </office:meta>
</office:document-meta>
</file>